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Web" style:family="paragraph">
      <style:paragraph-properties fo:margin-top="0in" fo:margin-bottom="0in"/>
      <style:text-properties fo:color="#1C1E29"/>
    </style:style>
    <style:style style:name="P3" style:parent-style-name="NormalWeb" style:family="paragraph">
      <style:paragraph-properties fo:margin-top="0in" fo:margin-bottom="0in"/>
    </style:style>
    <style:style style:name="T4" style:parent-style-name="Strong" style:family="text">
      <style:text-properties fo:color="#1C1E29"/>
    </style:style>
    <style:style style:name="P5" style:parent-style-name="NormalWeb" style:family="paragraph">
      <style:paragraph-properties fo:margin-top="0in" fo:margin-bottom="0in"/>
    </style:style>
    <style:style style:name="T6" style:parent-style-name="Strong" style:family="text">
      <style:text-properties fo:color="#1C1E29"/>
    </style:style>
    <style:style style:name="T7" style:parent-style-name="DefaultParagraphFont" style:family="text">
      <style:text-properties fo:color="#1C1E29"/>
    </style:style>
    <style:style style:name="T8" style:parent-style-name="DefaultParagraphFont" style:family="text">
      <style:text-properties fo:color="#1C1E29"/>
    </style:style>
    <style:style style:name="T9" style:parent-style-name="DefaultParagraphFont" style:family="text">
      <style:text-properties fo:color="#1C1E29"/>
    </style:style>
    <style:style style:name="P10" style:parent-style-name="Normal" style:family="paragraph">
      <style:paragraph-properties fo:margin-bottom="0in" fo:line-height="100%"/>
    </style:style>
    <style:style style:name="T11"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language-asian="en" style:country-asian="GB"/>
    </style:style>
    <style:style style:name="T12" style:parent-style-name="DefaultParagraphFont" style:family="text">
      <style:text-properties style:font-name="Calibri Light" style:font-name-asian="Times New Roman" style:font-name-complex="Calibri Light" fo:color="#000000" fo:font-size="12pt" style:font-size-asian="12pt" style:font-size-complex="12pt" style:language-asian="en" style:country-asian="GB"/>
    </style:style>
    <style:style style:name="P13" style:parent-style-name="Normal" style:family="paragraph">
      <style:paragraph-properties fo:margin-bottom="0in" fo:line-height="100%"/>
    </style:style>
    <style:style style:name="T14" style:parent-style-name="DefaultParagraphFont" style:family="text">
      <style:text-properties style:font-name="Times New Roman" style:font-name-asian="Times New Roman" style:font-name-complex="Times New Roman" fo:font-weight="bold" style:font-weight-asian="bold" style:font-weight-complex="bold" fo:color="#1C1E29" fo:font-size="12pt" style:font-size-asian="12pt" style:font-size-complex="12pt" style:language-asian="en" style:country-asian="GB"/>
    </style:style>
    <style:style style:name="T15" style:parent-style-name="DefaultParagraphFont" style:family="text">
      <style:text-properties style:font-name="Times New Roman" style:font-name-asian="Times New Roman" style:font-name-complex="Times New Roman" fo:color="#1C1E29" fo:font-size="12pt" style:font-size-asian="12pt" style:font-size-complex="12pt" style:language-asian="en" style:country-asian="GB"/>
    </style:style>
    <style:style style:name="T16" style:parent-style-name="DefaultParagraphFont" style:family="text">
      <style:text-properties style:font-name="Times New Roman" style:font-name-asian="Times New Roman" style:font-name-complex="Times New Roman" fo:color="#1C1E29" fo:font-size="12pt" style:font-size-asian="12pt" style:font-size-complex="12pt" style:language-asian="en" style:country-asian="GB"/>
    </style:style>
    <style:style style:name="T17" style:parent-style-name="DefaultParagraphFont" style:family="text">
      <style:text-properties style:font-name="Times New Roman" style:font-name-asian="Times New Roman" style:font-name-complex="Times New Roman" fo:color="#1C1E29" fo:font-size="12pt" style:font-size-asian="12pt" style:font-size-complex="12pt" style:language-asian="en" style:country-asian="GB"/>
    </style:style>
    <style:style style:name="P18" style:parent-style-name="Normal" style:family="paragraph">
      <style:paragraph-properties fo:margin-bottom="0in" fo:line-height="100%"/>
    </style:style>
    <style:style style:name="T19" style:parent-style-name="DefaultParagraphFont" style:family="text">
      <style:text-properties style:font-name="Times New Roman" style:font-name-asian="Times New Roman" style:font-name-complex="Times New Roman" fo:font-weight="bold" style:font-weight-asian="bold" style:font-weight-complex="bold" fo:color="#1C1E29" fo:font-size="12pt" style:font-size-asian="12pt" style:font-size-complex="12pt" style:language-asian="en" style:country-asian="GB"/>
    </style:style>
    <style:style style:name="T20" style:parent-style-name="DefaultParagraphFont" style:family="text">
      <style:text-properties style:font-name="Times New Roman" style:font-name-asian="Times New Roman" style:font-name-complex="Times New Roman" fo:color="#1C1E29" fo:font-size="12pt" style:font-size-asian="12pt" style:font-size-complex="12pt" style:language-asian="en" style:country-asian="GB"/>
    </style:style>
    <style:style style:name="P21" style:parent-style-name="Normal" style:family="paragraph">
      <style:paragraph-properties fo:margin-bottom="0in" fo:line-height="100%"/>
    </style:style>
    <style:style style:name="T22" style:parent-style-name="Strong" style:family="text">
      <style:text-properties fo:color="#1C1E29"/>
    </style:style>
    <style:style style:name="P23" style:parent-style-name="NormalWeb" style:family="paragraph">
      <style:paragraph-properties fo:margin-top="0in" fo:margin-bottom="0in"/>
    </style:style>
    <style:style style:name="T24" style:parent-style-name="Strong" style:family="text">
      <style:text-properties fo:color="#1C1E29"/>
    </style:style>
    <style:style style:name="P25" style:parent-style-name="NormalWeb" style:family="paragraph">
      <style:paragraph-properties fo:margin-top="0in" fo:margin-bottom="0in"/>
    </style:style>
    <style:style style:name="T26" style:parent-style-name="Strong" style:family="text">
      <style:text-properties fo:color="#1C1E29"/>
    </style:style>
    <style:style style:name="T27" style:parent-style-name="DefaultParagraphFont" style:family="text">
      <style:text-properties fo:color="#1C1E29"/>
    </style:style>
    <style:style style:name="T28" style:parent-style-name="DefaultParagraphFont" style:family="text">
      <style:text-properties fo:color="#1C1E29"/>
    </style:style>
    <style:style style:name="T29" style:parent-style-name="DefaultParagraphFont" style:family="text">
      <style:text-properties fo:color="#1C1E29"/>
    </style:style>
    <style:style style:name="T30" style:parent-style-name="DefaultParagraphFont" style:family="text">
      <style:text-properties fo:color="#000000"/>
    </style:style>
    <style:style style:name="T31" style:parent-style-name="DefaultParagraphFont" style:family="text">
      <style:text-properties fo:color="#000000"/>
    </style:style>
    <style:style style:name="T32" style:parent-style-name="DefaultParagraphFont" style:family="text">
      <style:text-properties fo:color="#000000"/>
    </style:style>
    <style:style style:name="P33" style:parent-style-name="NormalWeb" style:family="paragraph">
      <style:paragraph-properties fo:margin-top="0in" fo:margin-bottom="0in"/>
    </style:style>
    <style:style style:name="T34" style:parent-style-name="Strong" style:family="text">
      <style:text-properties fo:color="#1C1E29"/>
    </style:style>
    <style:style style:name="T35" style:parent-style-name="DefaultParagraphFont" style:family="text">
      <style:text-properties fo:color="#1C1E29"/>
    </style:style>
    <style:style style:name="T36" style:parent-style-name="DefaultParagraphFont" style:family="text">
      <style:text-properties fo:color="#1C1E29"/>
    </style:style>
    <style:style style:name="T37" style:parent-style-name="DefaultParagraphFont" style:family="text">
      <style:text-properties fo:color="#1C1E29"/>
    </style:style>
    <style:style style:name="P38" style:parent-style-name="NormalWeb" style:family="paragraph">
      <style:paragraph-properties fo:margin-top="0in" fo:margin-bottom="0in"/>
    </style:style>
    <style:style style:name="T39" style:parent-style-name="Strong" style:family="text">
      <style:text-properties fo:color="#1C1E29"/>
    </style:style>
    <style:style style:name="T40" style:parent-style-name="DefaultParagraphFont" style:family="text">
      <style:text-properties fo:color="#1C1E29"/>
    </style:style>
    <style:style style:name="T41" style:parent-style-name="DefaultParagraphFont" style:family="text">
      <style:text-properties fo:color="#1C1E29"/>
    </style:style>
    <style:style style:name="T42" style:parent-style-name="DefaultParagraphFont" style:family="text">
      <style:text-properties fo:color="#1C1E29"/>
    </style:style>
    <style:style style:name="T43" style:parent-style-name="DefaultParagraphFont" style:family="text">
      <style:text-properties fo:color="#1C1E29"/>
    </style:style>
    <style:style style:name="T44" style:parent-style-name="DefaultParagraphFont" style:family="text">
      <style:text-properties fo:color="#1C1E29"/>
    </style:style>
    <style:style style:name="T45" style:parent-style-name="DefaultParagraphFont" style:family="text">
      <style:text-properties fo:color="#1C1E29"/>
    </style:style>
    <style:style style:name="T46" style:parent-style-name="DefaultParagraphFont" style:family="text">
      <style:text-properties fo:color="#1C1E29"/>
    </style:style>
    <style:style style:name="T47" style:parent-style-name="DefaultParagraphFont" style:family="text">
      <style:text-properties fo:color="#1C1E29"/>
    </style:style>
    <style:style style:name="T48" style:parent-style-name="DefaultParagraphFont" style:family="text">
      <style:text-properties fo:color="#1C1E29"/>
    </style:style>
    <style:style style:name="P49" style:parent-style-name="NormalWeb" style:family="paragraph">
      <style:paragraph-properties fo:margin-top="0in" fo:margin-bottom="0in"/>
    </style:style>
    <style:style style:name="T50" style:parent-style-name="Strong" style:family="text">
      <style:text-properties fo:color="#1C1E29"/>
    </style:style>
    <style:style style:name="T51" style:parent-style-name="DefaultParagraphFont" style:family="text">
      <style:text-properties fo:color="#1C1E29"/>
    </style:style>
    <style:style style:name="T52" style:parent-style-name="DefaultParagraphFont" style:family="text">
      <style:text-properties fo:color="#1C1E29"/>
    </style:style>
    <style:style style:name="T53" style:parent-style-name="DefaultParagraphFont" style:family="text">
      <style:text-properties fo:color="#1C1E29"/>
    </style:style>
    <style:style style:name="T54" style:parent-style-name="DefaultParagraphFont" style:family="text">
      <style:text-properties fo:color="#1C1E29"/>
    </style:style>
    <style:style style:name="T55" style:parent-style-name="DefaultParagraphFont" style:family="text">
      <style:text-properties fo:color="#1C1E29"/>
    </style:style>
    <style:style style:name="P56" style:parent-style-name="NormalWeb" style:family="paragraph">
      <style:paragraph-properties fo:margin-top="0in" fo:margin-bottom="0in"/>
    </style:style>
    <style:style style:name="T57" style:parent-style-name="Strong" style:family="text">
      <style:text-properties fo:color="#1C1E29"/>
    </style:style>
    <style:style style:name="T58" style:parent-style-name="DefaultParagraphFont" style:family="text">
      <style:text-properties fo:color="#1C1E29"/>
    </style:style>
    <style:style style:name="P59" style:parent-style-name="NormalWeb" style:family="paragraph">
      <style:paragraph-properties fo:margin-top="0in" fo:margin-bottom="0in"/>
      <style:text-properties fo:color="#1C1E29"/>
    </style:style>
    <style:style style:name="P60" style:parent-style-name="NormalWeb" style:family="paragraph">
      <style:paragraph-properties fo:margin-top="0in" fo:margin-bottom="0in"/>
    </style:style>
    <style:style style:name="T61" style:parent-style-name="Strong" style:family="text">
      <style:text-properties fo:color="#1C1E29"/>
    </style:style>
    <style:style style:name="P62" style:parent-style-name="NormalWeb" style:family="paragraph">
      <style:paragraph-properties fo:margin-top="0in" fo:margin-bottom="0in"/>
    </style:style>
    <style:style style:name="T63" style:parent-style-name="Strong" style:family="text">
      <style:text-properties fo:color="#1C1E29"/>
    </style:style>
    <style:style style:name="P64" style:parent-style-name="NormalWeb" style:family="paragraph">
      <style:paragraph-properties fo:margin-top="0in" fo:margin-bottom="0in"/>
    </style:style>
    <style:style style:name="T65" style:parent-style-name="DefaultParagraphFont" style:family="text">
      <style:text-properties fo:color="#1C1E29"/>
    </style:style>
    <style:style style:name="T66" style:parent-style-name="DefaultParagraphFont" style:family="text">
      <style:text-properties fo:color="#1C1E29"/>
    </style:style>
    <style:style style:name="T67" style:parent-style-name="DefaultParagraphFont" style:family="text">
      <style:text-properties fo:color="#000000"/>
    </style:style>
    <style:style style:name="P68" style:parent-style-name="NormalWeb" style:family="paragraph">
      <style:paragraph-properties fo:margin-top="0in" fo:margin-bottom="0in"/>
      <style:text-properties fo:color="#000000"/>
    </style:style>
    <style:style style:name="P69" style:parent-style-name="NormalWeb" style:family="paragraph">
      <style:paragraph-properties fo:margin-top="0in" fo:margin-bottom="0in"/>
    </style:style>
    <style:style style:name="T70" style:parent-style-name="Strong" style:family="text">
      <style:text-properties fo:color="#1C1E29"/>
    </style:style>
    <style:style style:name="P71" style:parent-style-name="NormalWeb" style:family="paragraph">
      <style:paragraph-properties fo:margin-top="0in" fo:margin-bottom="0in"/>
      <style:text-properties fo:color="#1C1E29"/>
    </style:style>
    <style:style style:name="P72" style:parent-style-name="NormalWeb" style:family="paragraph">
      <style:paragraph-properties fo:margin-top="0in" fo:margin-bottom="0in"/>
    </style:style>
    <style:style style:name="T73" style:parent-style-name="Strong" style:family="text">
      <style:text-properties fo:color="#000000"/>
    </style:style>
    <style:style style:name="P74" style:parent-style-name="NormalWeb" style:family="paragraph">
      <style:paragraph-properties fo:margin-top="0in" fo:margin-bottom="0in"/>
      <style:text-properties fo:color="#000000"/>
    </style:style>
    <style:style style:name="P75" style:parent-style-name="NormalWeb" style:family="paragraph">
      <style:paragraph-properties fo:margin-top="0in" fo:margin-bottom="0in"/>
    </style:style>
    <style:style style:name="T76" style:parent-style-name="Strong" style:family="text">
      <style:text-properties fo:color="#1C1E29"/>
    </style:style>
    <style:style style:name="P77" style:parent-style-name="NormalWeb" style:family="paragraph">
      <style:paragraph-properties fo:margin-top="0in" fo:margin-bottom="0in"/>
    </style:style>
    <style:style style:name="T78" style:parent-style-name="Strong" style:family="text">
      <style:text-properties fo:color="#1C1E29"/>
    </style:style>
    <style:style style:name="P79" style:parent-style-name="NormalWeb" style:family="paragraph">
      <style:paragraph-properties fo:margin-top="0in" fo:margin-bottom="0in"/>
    </style:style>
    <style:style style:name="T80" style:parent-style-name="DefaultParagraphFont" style:family="text">
      <style:text-properties fo:color="#1C1E29"/>
    </style:style>
    <style:style style:name="T81" style:parent-style-name="DefaultParagraphFont" style:family="text">
      <style:text-properties fo:color="#1C1E29"/>
    </style:style>
    <style:style style:name="T82" style:parent-style-name="DefaultParagraphFont" style:family="text">
      <style:text-properties fo:color="#1C1E29"/>
    </style:style>
    <style:style style:name="T83" style:parent-style-name="DefaultParagraphFont" style:family="text">
      <style:text-properties fo:color="#000000"/>
    </style:style>
    <style:style style:name="T84" style:parent-style-name="DefaultParagraphFont" style:family="text">
      <style:text-properties fo:color="#000000"/>
    </style:style>
    <style:style style:name="T85" style:parent-style-name="DefaultParagraphFont" style:family="text">
      <style:text-properties fo:color="#000000"/>
    </style:style>
    <style:style style:name="P86" style:parent-style-name="NormalWeb" style:family="paragraph">
      <style:paragraph-properties fo:margin-top="0in" fo:margin-bottom="0in"/>
    </style:style>
    <style:style style:name="T87" style:parent-style-name="Strong" style:family="text">
      <style:text-properties fo:color="#1C1E29"/>
    </style:style>
    <style:style style:name="P88" style:parent-style-name="NormalWeb" style:family="paragraph">
      <style:paragraph-properties fo:margin-top="0in" fo:margin-bottom="0in" fo:margin-left="0.5in" fo:text-indent="-0.5in">
        <style:tab-stops/>
      </style:paragraph-properties>
      <style:text-properties fo:color="#1C1E29"/>
    </style:style>
    <style:style style:name="P89" style:parent-style-name="NormalWeb" style:family="paragraph">
      <style:paragraph-properties fo:margin-top="0in" fo:margin-bottom="0in" fo:margin-left="0.5in" fo:text-indent="-0.5in">
        <style:tab-stops/>
      </style:paragraph-properties>
      <style:text-properties fo:color="#1C1E29"/>
    </style:style>
    <style:style style:name="P90" style:parent-style-name="NormalWeb" style:family="paragraph">
      <style:paragraph-properties fo:margin-top="0in" fo:margin-bottom="0in" fo:margin-left="0.5in" fo:text-indent="-0.5in">
        <style:tab-stops/>
      </style:paragraph-properties>
      <style:text-properties fo:color="#1C1E29"/>
    </style:style>
    <style:style style:name="P91" style:parent-style-name="NormalWeb" style:family="paragraph">
      <style:paragraph-properties fo:margin-top="0in" fo:margin-bottom="0in"/>
    </style:style>
    <style:style style:name="T92" style:parent-style-name="Strong" style:family="text">
      <style:text-properties fo:color="#000000"/>
    </style:style>
    <style:style style:name="P93" style:parent-style-name="NormalWeb" style:family="paragraph">
      <style:paragraph-properties fo:margin-top="0in" fo:margin-bottom="0in"/>
      <style:text-properties fo:color="#000000"/>
    </style:style>
    <style:style style:name="P94" style:parent-style-name="NormalWeb" style:family="paragraph">
      <style:paragraph-properties fo:margin-top="0in" fo:margin-bottom="0in"/>
      <style:text-properties fo:color="#1C1E29"/>
    </style:style>
    <style:style style:name="P95" style:parent-style-name="NormalWeb" style:family="paragraph">
      <style:paragraph-properties fo:margin-top="0in" fo:margin-bottom="0in"/>
    </style:style>
    <style:style style:name="T96" style:parent-style-name="Strong" style:family="text">
      <style:text-properties fo:color="#1C1E29"/>
    </style:style>
    <style:style style:name="P97" style:parent-style-name="NormalWeb" style:family="paragraph">
      <style:paragraph-properties fo:margin-top="0in" fo:margin-bottom="0in"/>
      <style:text-properties fo:color="#1C1E29"/>
    </style:style>
    <style:style style:name="P98" style:parent-style-name="NormalWeb" style:family="paragraph">
      <style:paragraph-properties fo:margin-top="0in" fo:margin-bottom="0in"/>
    </style:style>
    <style:style style:name="T99" style:parent-style-name="Strong" style:family="text">
      <style:text-properties fo:color="#1C1E29"/>
    </style:style>
    <style:style style:name="P100" style:parent-style-name="NormalWeb" style:family="paragraph">
      <style:paragraph-properties fo:margin-top="0in" fo:margin-bottom="0in"/>
      <style:text-properties fo:color="#1C1E29"/>
    </style:style>
    <style:style style:name="P101" style:parent-style-name="NormalWeb" style:family="paragraph">
      <style:paragraph-properties fo:margin-top="0in" fo:margin-bottom="0in"/>
      <style:text-properties fo:color="#1C1E29"/>
    </style:style>
    <style:style style:name="P102" style:parent-style-name="NormalWeb" style:family="paragraph">
      <style:paragraph-properties fo:margin-top="0in" fo:margin-bottom="0in"/>
    </style:style>
    <style:style style:name="T103" style:parent-style-name="Strong" style:family="text">
      <style:text-properties fo:color="#1C1E29"/>
    </style:style>
    <style:style style:name="P104" style:parent-style-name="NormalWeb" style:family="paragraph">
      <style:paragraph-properties fo:margin-top="0in" fo:margin-bottom="0in"/>
    </style:style>
    <style:style style:name="T105" style:parent-style-name="DefaultParagraphFont" style:family="text">
      <style:text-properties fo:color="#1C1E29"/>
    </style:style>
    <style:style style:name="T106" style:parent-style-name="DefaultParagraphFont" style:family="text">
      <style:text-properties fo:color="#FF0000"/>
    </style:style>
    <style:style style:name="P107" style:parent-style-name="NormalWeb" style:family="paragraph">
      <style:paragraph-properties fo:margin-top="0in" fo:margin-bottom="0in"/>
    </style:style>
    <style:style style:name="T108" style:parent-style-name="Strong" style:family="text">
      <style:text-properties fo:color="#FF0000"/>
    </style:style>
    <style:style style:name="P109" style:parent-style-name="NormalWeb" style:family="paragraph">
      <style:paragraph-properties fo:margin-top="0in" fo:margin-bottom="0in"/>
      <style:text-properties fo:color="#FF0000"/>
    </style:style>
    <style:style style:name="P110" style:parent-style-name="NormalWeb" style:family="paragraph">
      <style:paragraph-properties fo:margin-top="0in" fo:margin-bottom="0in"/>
      <style:text-properties fo:color="#FF0000"/>
    </style:style>
    <style:style style:name="P111" style:parent-style-name="NormalWeb" style:family="paragraph">
      <style:paragraph-properties fo:margin-top="0in" fo:margin-bottom="0in"/>
      <style:text-properties fo:color="#FF0000"/>
    </style:style>
    <style:style style:name="P112" style:parent-style-name="NormalWeb" style:family="paragraph">
      <style:paragraph-properties fo:margin-top="0in" fo:margin-bottom="0in"/>
    </style:style>
    <style:style style:name="T113" style:parent-style-name="Strong" style:family="text">
      <style:text-properties fo:color="#1C1E29"/>
    </style:style>
    <style:style style:name="P114" style:parent-style-name="NormalWeb" style:family="paragraph">
      <style:paragraph-properties fo:margin-top="0in" fo:margin-bottom="0in"/>
      <style:text-properties fo:color="#1C1E29"/>
    </style:style>
    <style:style style:name="P115" style:parent-style-name="NormalWeb" style:family="paragraph">
      <style:paragraph-properties fo:margin-top="0in" fo:margin-bottom="0in"/>
      <style:text-properties fo:color="#1C1E29"/>
    </style:style>
    <style:style style:name="P116" style:parent-style-name="NormalWeb" style:family="paragraph">
      <style:paragraph-properties fo:margin-top="0in" fo:margin-bottom="0in"/>
      <style:text-properties fo:color="#FF0000"/>
    </style:style>
    <style:style style:name="P117" style:parent-style-name="NormalWeb" style:family="paragraph">
      <style:paragraph-properties fo:margin-top="0in" fo:margin-bottom="0in"/>
    </style:style>
    <style:style style:name="T118" style:parent-style-name="Strong" style:family="text">
      <style:text-properties fo:color="#1C1E29"/>
    </style:style>
    <style:style style:name="P119" style:parent-style-name="NormalWeb" style:family="paragraph">
      <style:paragraph-properties fo:margin-top="0in" fo:margin-bottom="0in"/>
    </style:style>
    <style:style style:name="T120" style:parent-style-name="DefaultParagraphFont" style:family="text">
      <style:text-properties fo:color="#1C1E29"/>
    </style:style>
    <style:style style:name="T121" style:parent-style-name="DefaultParagraphFont" style:family="text">
      <style:text-properties fo:color="#FF0000"/>
    </style:style>
    <style:style style:name="T122" style:parent-style-name="DefaultParagraphFont" style:family="text">
      <style:text-properties fo:color="#1C1E29"/>
    </style:style>
    <style:style style:name="T123" style:parent-style-name="DefaultParagraphFont" style:family="text">
      <style:text-properties fo:color="#FF0000"/>
    </style:style>
    <style:style style:name="T124" style:parent-style-name="DefaultParagraphFont" style:family="text">
      <style:text-properties fo:color="#FF0000"/>
    </style:style>
    <style:style style:name="P125" style:parent-style-name="Normal" style:family="paragraph">
      <style:text-properties style:font-name="Times New Roman" style:font-name-asian="Times New Roman" style:font-name-complex="Times New Roman" fo:color="#FF0000" fo:font-size="12pt" style:font-size-asian="12pt" style:font-size-complex="12pt" style:language-asian="en" style:country-asian="GB"/>
    </style:style>
  </office:automatic-styles>
  <office:body>
    <office:text text:use-soft-page-breaks="true">
      <text:p text:style-name="P1">The internet is the wider network that allows computer networks around the world run by the companies, governments, universities and other organisations to talk to one another. The result is a mass of cables, computers, data centres, routers servers, repeaters, satellites and Wi-Fi towers that allows digital information to travel around the world.</text:p>
      <text:p text:style-name="P2"/>
      <text:p text:style-name="P3"><text:span text:style-name="T4">Advantages of the internet:</text:span></text:p>
      <text:p text:style-name="P5"><text:span text:style-name="T6">Communication:</text:span><text:span text:style-name="T7"> the main advantages of the internet are faster communication than any other device .it is an instant<text:s/></text:span><text:span text:style-name="T8">process. Communication</text:span><text:span text:style-name="T9"><text:s/>in the form of video calls, emails etc.is possible using the internet. thus, there is no specific region that can be accessed.it is accessible all over the world.</text:span></text:p>
      <text:p text:style-name="P10"><text:span text:style-name="T11">Information:<text:s/></text:span><text:span text:style-name="T12">The internet is a huge source for extracting information about anything. It has made a lot of things easier die to this feature.</text:span></text:p>
      <text:p text:style-name="P13"><text:span text:style-name="T14">Entertainment: </text:span><text:span text:style-name="T15">the internet is now the most popular form of entertainment movies, songs, video games etc.is available on the internet for<text:s/></text:span><text:span text:style-name="T16">free. Social</text:span><text:span text:style-name="T17"><text:s/>networking is also possible using the internet.</text:span></text:p>
      <text:p text:style-name="P18"><text:span text:style-name="T19">Social network:</text:span><text:span text:style-name="T20"> the social network is the sharing of information to people across the world. Apart from being an entertainment website, it has many uses.any jobs vacancy, emergency news, ideas etc. Can be shared in the website and the information gets passed on quickly to the wide area</text:span></text:p>
      <text:p text:style-name="P21"><text:span text:style-name="T22">E-Commerce: </text:span>all business deals can be carried on the internet like transaction of money<text:s/>etc. This<text:s/>is called e-commerce. online reservations, online ticket booking for movies<text:s/>etc. Can<text:s/>be done easily.it saves us lots of time</text:p>
      <text:p text:style-name="P23"><text:span text:style-name="T24">Disadvantages of the internet:</text:span></text:p>
      <text:p text:style-name="P25"><text:span text:style-name="T26">Information loss: </text:span><text:span text:style-name="T27">the information crucial to us or any important files can be easily taken by the<text:s/></text:span><text:span text:style-name="T28">hackers. There</text:span><text:span text:style-name="T29"><text:s/>is no exact for the security for the details we store like<text:s/></text:span><text:span text:style-name="T30">passwords, information on social media can be leaked so there should be a limit to personal data shared on the<text:s/></text:span><text:span text:style-name="T31">internet</text:span><text:span text:style-name="T32">.</text:span></text:p>
      <text:p text:style-name="P33"><text:span text:style-name="T34">Spam: </text:span><text:span text:style-name="T35">the unnecessary emails, advertisements<text:s/></text:span><text:span text:style-name="T36">etc. Sometimes</text:span><text:span text:style-name="T37"><text:s/>are said to be spam because they can slow down the system and makes the user face lots of problems. spam makes the people get more confused since important emails are also stored along with spam.</text:span></text:p>
      <text:p text:style-name="P38"><text:span text:style-name="T39">Virus attacks: </text:span><text:span text:style-name="T40">the malware or virus threats are so deadly that they affect the system to a greater extent.it immediately deletes<text:s/></text:span><text:span text:style-name="T41">all-important</text:span><text:span text:style-name="T42"><text:s/>files and finally, the system ends up being<text:s/></text:span><text:span text:style-name="T43">crushed. The</text:span><text:span text:style-name="T44"><text:s/>virus attack is possible in three ways.<text:s/></text:span><text:span text:style-name="T45">One</text:span><text:span text:style-name="T46"><text:s/>it attacks selected files.<text:s/></text:span><text:span text:style-name="T47">Two</text:span><text:span text:style-name="T48">, it harms the executable boot files.</text:span></text:p>
      <text:p text:style-name="P49"><text:span text:style-name="T50">Virtual world: </text:span><text:span text:style-name="T51">the people using the internet often will forget the difference between the virtual and real<text:s/></text:span><text:span text:style-name="T52">worlds. This</text:span><text:span text:style-name="T53"><text:s/>causes the people to get depressed quickly and it leads to social isolation and obesity problems.<text:s/></text:span><text:span text:style-name="T54">Obesity</text:span><text:span text:style-name="T55"><text:s/>is due to the lack of any physical exercise.so its better to play outdoor rather on the internet.</text:span></text:p>
      <text:p text:style-name="P56"><text:span text:style-name="T57">Regulation of internet: </text:span><text:span text:style-name="T58">content regulation has recently come to the fore of publishing debate as an issue that both governments and net users are concerned about a recent survey by Georgia tech showed that censorship I the number one concern of net users.</text:span></text:p>
      <text:p text:style-name="P59">net users appear puzzled by government's intention to regulate the internet. often users say that the net is a powerful medium that will be stifled by<text:s/>regulation. However, the power of the internet is precisely the reason that governments want to regulate it.</text:p>
      <text:p text:style-name="P60"><text:span text:style-name="T61">Advantages of internet censorship:</text:span></text:p>
      <text:p text:style-name="P62"><text:span text:style-name="T63">It limits criminal activity</text:span></text:p>
      <text:p text:style-name="P64"><text:span text:style-name="T65">recruitment for terrorist groups, hacking into personal bank accounts, phishing, identity theft, and online scams are just some of the illegal activities that happen on the web.internet<text:s/></text:span><text:soft-page-break/><text:span text:style-name="T66">censorship can<text:s/></text:span><text:span text:style-name="T67">help prevent these illegal activities because it can ban malicious content and keep a close watch on suspicious activity.</text:span></text:p>
      <text:p text:style-name="P68"/>
      <text:p text:style-name="P69"><text:span text:style-name="T70">it helps protect children</text:span></text:p>
      <text:p text:style-name="P71">kids use the internet every day and parents cannot know what sort of content they are accessing 24-7. by censoring the web, children will be freer to surf the internet.</text:p>
      <text:p text:style-name="P72"><text:span text:style-name="T73">It sets standards for what should not be published</text:span></text:p>
      <text:p text:style-name="P74">Due to the freedom provided by the internet, people use it in bad ways because their identity remains anonymous and this promotes the increase in societal issues like discrimination, bullying, hate, racism, etc. Censorship makes sure this type of behaviour is kept at bay.</text:p>
      <text:p text:style-name="P75"><text:span text:style-name="T76">Disadvantages of internet censorship:</text:span></text:p>
      <text:p text:style-name="P77"><text:span text:style-name="T78">it limits access to important information</text:span></text:p>
      <text:p text:style-name="P79"><text:span text:style-name="T80">with so many websites existing, it will be impossible to categorize each one as "harmful" or "safe" or<text:s/></text:span><text:span text:style-name="T81">such. This</text:span><text:span text:style-name="T82"><text:s/>means that there could be helpful sites that can be<text:s/></text:span><text:span text:style-name="T83">banned too.</text:span><text:span text:style-name="T84"><text:s/>It</text:span><text:span text:style-name="T85"><text:s/>can also promote ignorance about important events and developments in the world.</text:span></text:p>
      <text:p text:style-name="P86"><text:span text:style-name="T87">it is challenging to enforce</text:span></text:p>
      <text:p text:style-name="P88">Some countries do not even have enough resources to assist their citizens with other</text:p>
      <text:p text:style-name="P89">important needs.<text:s/>Implementing censorship is a hard task and it requires a set of facilities to be</text:p>
      <text:p text:style-name="P90">applied.</text:p>
      <text:p text:style-name="P91"><text:span text:style-name="T92">it allows the control of information for one's benefit</text:span></text:p>
      <text:p text:style-name="P93">it can be used in wrong ways, like a person in power can post stuff online and do illegal things without the fear of getting caught or punished and having an eye on everyone’s presence online is a very hard thing to do.</text:p>
      <text:p text:style-name="P94"/>
      <text:p text:style-name="P95"><text:span text:style-name="T96">How can governments regulate it? </text:span></text:p>
      <text:p text:style-name="P97">there are ways to regulate the internet that some successful countries are following, all the governments can take some points from these policies and make their setup for internet regulation without destroying the benefits of the internet.</text:p>
      <text:p text:style-name="P98"><text:span text:style-name="T99">Germany</text:span></text:p>
      <text:p text:style-name="P100">Germany's NetzDG law came into effect at the beginning of 2018, applying to companies with more than two million registered users in the country.they were forced to set up procedures to review complaints about content they are hosting and remove anything illegal within 24 hours.</text:p>
      <text:p text:style-name="P101">Individuals may be fined up to €5m ($5.6m; £4.4m) and companies up to €50m for failing to comply with these requirements.</text:p>
      <text:p text:style-name="P102"><text:span text:style-name="T103">European union</text:span></text:p>
      <text:p text:style-name="P104"><text:span text:style-name="T105">the EU is considering a clampdown, specifically on terror videos.<text:s/></text:span><text:span text:style-name="T106">social media platforms would face fines if they did not delete extremist content within an hour. the EU also introduced the general data protection regulation (GDPR) which set rules on how companies, including social media platforms, store and use people's data. but it is another proposed directive that has worried internet companies.</text:span></text:p>
      <text:p text:style-name="P107"><text:span text:style-name="T108">Russia</text:span></text:p>
      <text:p text:style-name="P109">under Russia's data laws from 2015, social media companies are required to store any data about Russians on servers within the country. Russia is also considering two laws similar to Germany's example, requiring platforms to take down offensive material within 24 hours of being alerted to it and imposing fines on companies that fail to do so.</text:p>
      <text:p text:style-name="P110"/>
      <text:p text:style-name="P111"/>
      <text:p text:style-name="P112"><text:span text:style-name="T113">Australia</text:span></text:p>
      <text:soft-page-break/>
      <text:p text:style-name="P114">Australia passed the sharing of the abhorrent violent material act on 5 April, introducing criminal penalties for social media companies, a possible jail sentence for tech executives for up to three years and financial penalties worth up to 10% of a company's global turnover.it followed the live streaming of the new Zealand shootings on Facebook.</text:p>
      <text:p text:style-name="P115">in 2015, the enhancing online safety act created a safety commissioner with the power to demand that social media companies take down harassing or abusive posts.</text:p>
      <text:p text:style-name="P116"/>
      <text:p text:style-name="P117"><text:span text:style-name="T118">China</text:span></text:p>
      <text:p text:style-name="P119"><text:span text:style-name="T120">sites such as twitter, google, and what's app is blocked in China.their service is provided instead by Chinese applications such as web, Baidu and we chat.<text:s/></text:span><text:span text:style-name="T121">Chinese authorities have also had some success in restricting access to the virtual private networks that some users have employed to bypass the blocks on sites. the cyberspace administration of China announced at the end of January that in the previous six months it had closed 733 websites and "cleaned up" 9,382 mobile apps, although<text:s/></text:span><text:span text:style-name="T122">those are more likely to be illegal gambling apps or copies of existing apps being used for illegal purposes than social<text:s/></text:span><text:span text:style-name="T123">media. China</text:span><text:span text:style-name="T124"><text:s/>has hundreds of thousands of cyber-police,who monitor social media platforms and screen messages that are deemed to be politically sensitive.</text:span></text:p>
      <text:p text:style-name="P125"/>
      <text:p text:style-name="Normal">to conclude, we can say that an internet ban is important for the protection of the people because as the use of the internet is getting more spread, the dangers increase.so, it is a beneficial initiative but it has a lot of disadvantages too.if a government manages to decrease the disadvantages of regulation of the internet, it will be excellent. the governments should have a regulated control over what is getting removed from the internet and it cloud be reviewed after a period.</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0-27T17:07:00Z</meta:creation-date>
    <dc:date>2019-10-27T21:48:00Z</dc:date>
    <meta:template xlink:href="Normal" xlink:type="simple"/>
    <meta:editing-cycles>2</meta:editing-cycles>
    <meta:editing-duration>PT16560S</meta:editing-duration>
    <meta:document-statistic meta:page-count="3" meta:paragraph-count="60" meta:word-count="1330" meta:character-count="8192" meta:row-count="119" meta:non-whitespace-character-count="6922"/>
  </office:meta>
</office:document-meta>
</file>